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740000004B35AC3E77.png"/>
  <manifest:file-entry manifest:media-type="image/png" manifest:full-path="Pictures/10000000000005690000002C9A86E7A5.png"/>
  <manifest:file-entry manifest:media-type="image/png" manifest:full-path="Pictures/10000000000003F10000003BCB0BE697.png"/>
  <manifest:file-entry manifest:media-type="image/png" manifest:full-path="Pictures/1000000000000406000000425D7B53BB.png"/>
  <manifest:file-entry manifest:media-type="image/png" manifest:full-path="Pictures/10000000000004B000000026B7E9DEFB.png"/>
  <manifest:file-entry manifest:media-type="image/png" manifest:full-path="Pictures/1000000000000769000000A6AB3F6BCF.png"/>
  <manifest:file-entry manifest:media-type="image/png" manifest:full-path="Pictures/10000000000003E300000042BB9D00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10 Pitch" svg:font-family="'Courier 10 Pitch'"/>
    <style:font-face style:name="Mulish" svg:font-family="Mulish"/>
    <style:font-face style:name="Neue Haas Grotesk Text Pro" svg:font-family="'Neue Haas Grotesk Text Pro'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>
      <style:text-properties fo:font-size="10.5pt" style:font-size-asian="10.5pt" style:font-size-complex="10.5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L1">
      <style:text-properties fo:font-size="10pt" style:font-size-asian="10pt" style:font-size-complex="10pt"/>
    </style:style>
    <style:style style:name="P4" style:family="paragraph" style:parent-style-name="Standard" style:list-style-name="L2">
      <style:text-properties fo:font-size="10pt" style:font-size-asian="10pt" style:font-size-complex="10pt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Default_7e_LT_7e_Gliederung_20_1" style:list-style-name="L4">
      <style:text-properties fo:color="#000000" style:text-outline="false" style:text-line-through-style="none" style:font-name="Neue Haas Grotesk Text Pro" fo:font-size="10.5pt" fo:letter-spacing="normal" fo:font-style="normal" fo:text-shadow="none" style:text-underline-style="none" fo:font-weight="normal" style:letter-kerning="true" style:font-name-asian="Neue Haas Grotesk Text Pro" style:font-size-asian="10.5pt" style:font-style-asian="normal" style:font-weight-asian="normal" style:font-name-complex="Neue Haas Grotesk Text Pro" style:font-size-complex="10.5pt" style:font-style-complex="normal" style:font-weight-complex="normal" style:text-emphasize="none" style:text-overline-style="none" style:text-overline-color="font-color"/>
    </style:style>
    <style:style style:name="P11" style:family="paragraph" style:parent-style-name="Default_7e_LT_7e_Gliederung_20_1" style:list-style-name="L1">
      <style:text-properties fo:color="#000000" style:text-outline="false" style:text-line-through-style="none" style:font-name="Neue Haas Grotesk Text Pro" fo:font-size="10pt" fo:letter-spacing="normal" fo:font-style="italic" fo:text-shadow="none" style:text-underline-style="none" fo:font-weight="normal" style:letter-kerning="true" style:font-name-asian="Neue Haas Grotesk Text Pro" style:font-size-asian="10pt" style:font-style-asian="italic" style:font-weight-asian="normal" style:font-name-complex="Neue Haas Grotesk Text Pro" style:font-size-complex="10pt" style:font-style-complex="italic" style:font-weight-complex="normal" style:text-emphasize="none" style:text-overline-style="none" style:text-overline-color="font-color"/>
    </style:style>
    <style:style style:name="P12" style:family="paragraph" style:parent-style-name="Default_7e_LT_7e_Gliederung_20_1" style:list-style-name="L2">
      <style:text-properties fo:color="#000000" style:text-outline="false" style:text-line-through-style="none" style:font-name="Courier 10 Pitch" fo:font-size="10pt" fo:letter-spacing="normal" fo:font-style="normal" fo:text-shadow="none" style:text-underline-style="none" fo:font-weight="normal" style:letter-kerning="true" style:font-name-asian="Courier 10 Pitch" style:font-size-asian="10pt" style:font-style-asian="normal" style:font-weight-asian="normal" style:font-name-complex="Courier 10 Pitch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Default_7e_LT_7e_Gliederung_20_1">
      <style:text-properties fo:color="#000000" style:text-outline="false" style:text-line-through-style="none" style:font-name="Mulish" fo:font-size="10pt" fo:letter-spacing="normal" fo:font-style="normal" fo:text-shadow="none" style:text-underline-style="none" fo:font-weight="normal" style:letter-kerning="true" style:font-name-asian="Mulish" style:font-size-asian="10pt" style:font-style-asian="normal" style:font-weight-asian="normal" style:font-name-complex="Mulish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Default_7e_LT_7e_Gliederung_20_1" style:list-style-name="L3">
      <style:text-properties fo:color="#000000" style:text-outline="false" style:text-line-through-style="none" style:font-name="Mulish" fo:font-size="10pt" fo:letter-spacing="normal" fo:font-style="normal" fo:text-shadow="none" style:text-underline-style="none" fo:font-weight="normal" style:letter-kerning="true" style:font-name-asian="Mulish" style:font-size-asian="10pt" style:font-style-asian="normal" style:font-weight-asian="normal" style:font-name-complex="Mulish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style:font-name="Neue Haas Grotesk Text Pro" fo:font-size="24pt" fo:letter-spacing="normal" fo:font-style="normal" fo:text-shadow="none" style:text-underline-style="none" fo:font-weight="normal" style:letter-kerning="true" style:font-name-asian="Neue Haas Grotesk Text Pro" style:font-size-asian="24pt" style:font-style-asian="normal" style:font-weight-asian="normal" style:font-name-complex="Neue Haas Grotesk Text Pro" style:font-size-complex="24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load balancer</text:p>
      <text:p text:style-name="P2"/>
      <text:list xml:id="list2602941699227365132" text:style-name="L1">
        <text:list-item>
          <text:p text:style-name="P3">set default zone and make sure its done on gcloud init </text:p>
          <text:p text:style-name="P11">gcloud config set compute/zone us-central1-a</text:p>
        </text:list-item>
      </text:list>
      <text:list xml:id="list3306402485058834508" text:style-name="L2">
        <text:list-item>
          <text:p text:style-name="P4">create load balancer template</text:p>
          <text:p text:style-name="P12">gcloud compute instance-templates create lb-backend-template --network=default --subnet=default --tags=allow-health-check --machine-type=e2-medium --image-family=debian-11 --image-project=debian-cloud --metadata=startup-script='#!/bin/bash apt-get update apt-get install apache2 -y a2ensite default-ssl a2enmod ssl vm_hostname="$(curl -H "Metadata-Flavor:Google" http://169.254.169.254/computeMetadata/v1/instance/name)" echo "Page served from: $vm_hostname" | tee /var/www/html/index.html systemctl restart apache2'</text:p>
        </text:list-item>
        <text:list-item>
          <text:p text:style-name="P4">create managed base group based on the template</text:p>
        </text:list-item>
      </text:list>
      <text:p text:style-name="P13">gcloud compute instance-groups managed create lb-backend-group --template=lb-backend-template –size=2</text:p>
      <text:list xml:id="list9143500754327398384" text:style-name="L3">
        <text:list-item>
          <text:p text:style-name="P14">create the firewall</text:p>
        </text:list-item>
        <text:list-item>
          <text:p text:style-name="P5"><draw:frame draw:style-name="fr1" draw:name="graphics1" text:anchor-type="paragraph" svg:width="17.59cm" svg:height="1.538cm" draw:z-index="0"><draw:image xlink:href="Pictures/1000000000000769000000A6AB3F6BCF.png" xlink:type="simple" xlink:show="embed" xlink:actuate="onLoad"/></draw:frame>setting up global static external ip address and checking if reserved </text:p>
          <text:p text:style-name="P5"><draw:frame draw:style-name="fr2" draw:name="graphics2" text:anchor-type="paragraph" svg:width="16.955cm" svg:height="1.124cm" draw:z-index="1"><draw:image xlink:href="Pictures/10000000000003E300000042BB9D000A.png" xlink:type="simple" xlink:show="embed" xlink:actuate="onLoad"/></draw:frame></text:p>
        </text:list-item>
      </text:list>
      <text:list xml:id="list1805960307602144946" text:style-name="L4">
        <text:list-item>
          <text:p text:style-name="P1">health check</text:p>
          <text:p text:style-name="P10">gcloud compute health-checks create http http-basic-check --port 80</text:p>
        </text:list-item>
        <text:list-item>
          <text:p text:style-name="P6">create back end service <text:line-break/></text:p>
        </text:list-item>
      </text:list>
      <text:p text:style-name="Standard"><draw:frame draw:style-name="fr3" draw:name="graphics3" text:anchor-type="paragraph" svg:x="0.318cm" svg:y="0cm" svg:width="16.955cm" svg:height="0.91cm" draw:z-index="2"><draw:image xlink:href="Pictures/10000000000005740000004B35AC3E77.png" xlink:type="simple" xlink:show="embed" xlink:actuate="onLoad"/></draw:frame></text:p>
      <text:list xml:id="list5775229765518312860" text:style-name="L5">
        <text:list-item>
          <text:p text:style-name="P7">adding instance to the back end</text:p>
        </text:list-item>
      </text:list>
      <text:p text:style-name="Standard"><draw:frame draw:style-name="fr1" draw:name="graphics4" text:anchor-type="paragraph" svg:width="17.59cm" svg:height="0.556cm" draw:z-index="3"><draw:image xlink:href="Pictures/10000000000004B000000026B7E9DEFB.png" xlink:type="simple" xlink:show="embed" xlink:actuate="onLoad"/></draw:frame></text:p>
      <text:list xml:id="list2655417758698772614" text:style-name="L6">
        <text:list-item>
          <text:p text:style-name="P8">creating url map</text:p>
        </text:list-item>
      </text:list>
      <text:p text:style-name="Standard"/>
      <text:p text:style-name="Standard"><draw:frame draw:style-name="fr3" draw:name="graphics5" text:anchor-type="paragraph" svg:x="0cm" svg:y="0cm" svg:width="17.59cm" svg:height="1.125cm" draw:z-index="4"><draw:image xlink:href="Pictures/1000000000000406000000425D7B53BB.png" xlink:type="simple" xlink:show="embed" xlink:actuate="onLoad"/></draw:frame></text:p>
      <text:p text:style-name="Standard"/>
      <text:list xml:id="list255916132963259553" text:style-name="L7">
        <text:list-item>
          <text:p text:style-name="P9">creating target http proxy</text:p>
        </text:list-item>
      </text:list>
      <text:p text:style-name="Standard"><draw:frame draw:style-name="fr3" draw:name="graphics6" text:anchor-type="paragraph" svg:x="0cm" svg:y="0cm" svg:width="17.59cm" svg:height="1.028cm" draw:z-index="5"><draw:image xlink:href="Pictures/10000000000003F10000003BCB0BE697.png" xlink:type="simple" xlink:show="embed" xlink:actuate="onLoad"/></draw:frame></text:p>
      <text:p text:style-name="Standard">11.</text:p>
      <text:p text:style-name="Standard">creating global forwarding rules</text:p>
      <text:p text:style-name="Standard"><draw:frame draw:style-name="fr1" draw:name="graphics7" text:anchor-type="paragraph" svg:width="17.59cm" svg:height="0.557cm" draw:z-index="6"><draw:image xlink:href="Pictures/10000000000005690000002C9A86E7A5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10 Pitch" svg:font-family="'Courier 10 Pitch'"/>
    <style:font-face style:name="Mulish" svg:font-family="Mulish"/>
    <style:font-face style:name="Neue Haas Grotesk Text Pro" svg:font-family="'Neue Haas Grotesk Text Pro'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18pt" style:font-size-asian="18pt" style:font-size-complex="1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16pt" style:font-size-asian="16pt" style:font-size-complex="16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14pt" style:font-size-asian="14pt" style:font-size-complex="14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18pt" style:font-size-asian="18pt" style:font-size-complex="1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16pt" style:font-size-asian="16pt" style:font-size-complex="16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14pt" style:font-size-asian="14pt" style:font-size-complex="14pt"/>
    </style:style>
    <style:style style:name="Outline_20_5" style:display-name="Outline 5" style:family="paragraph" style:parent-style-name="Outline_20_4">
      <style:paragraph-properties fo:margin-top="0cm" fo:margin-bottom="0.101cm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cm" fo:margin-bottom="0.499cm"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24pt" fo:letter-spacing="normal" fo:font-style="normal" fo:text-shadow="none" style:text-underline-style="none" fo:font-weight="normal" style:letter-kerning="true" style:font-name-asian="Lucida Sans" style:font-size-asian="24pt" style:font-style-asian="normal" style:font-weight-asian="normal" style:font-name-complex="Lucida Sans" style:font-size-complex="24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18pt" style:font-size-asian="18pt" style:font-size-complex="1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16pt" style:font-size-asian="16pt" style:font-size-complex="16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14pt" style:font-size-asian="14pt" style:font-size-complex="14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  <style:text-properties fo:font-size="20pt" style:font-size-asian="20pt" style:font-size-complex="20pt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WW-Title1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style:line-height-at-least="0.353cm" fo:text-align="start" style:justify-single-word="false" style:text-autospace="none" style:writing-mode="lr-tb"/>
      <style:text-properties fo:color="#000000" style:text-outline="false" style:text-line-through-style="none" style:font-name="Lucida Sans" fo:font-size="18pt" fo:letter-spacing="normal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eevan Arunthavaratnam</meta:initial-creator>
    <meta:creation-date>2023-03-15T20:52:29.12</meta:creation-date>
    <dc:date>2023-03-15T21:28:05.15</dc:date>
    <dc:creator>Sajeevan Arunthavaratnam</dc:creator>
    <meta:editing-duration>PT5M21S</meta:editing-duration>
    <meta:editing-cycles>3</meta:editing-cycles>
    <meta:generator>OpenOffice/4.1.10$Win32 OpenOffice.org_project/4110m2$Build-9807</meta:generator>
    <meta:document-statistic meta:table-count="0" meta:image-count="7" meta:object-count="0" meta:page-count="2" meta:paragraph-count="17" meta:word-count="141" meta:character-count="1136"/>
  </office:meta>
</office:document-meta>
</file>